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ControllerTests.multipartRequestWithSingl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ultipartControllerTests.multipartRequestWithOptionalFileArray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Controller.processMultipartFile( @ RequestParam ( required = false ) MultipartFile file , @ RequestPart ( required = false ) Map &lt; String , String &gt;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trollerTests.multipartRequestWithServlet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Controller.processOptionalFileArray( @ RequestParam Optional &lt; MultipartFile [ ] &gt; file , @ RequestPart Map &lt; String , String &gt; j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Controller.processOptionalFileList( @ RequestParam Optional &lt; List &lt; MultipartFile &gt; &gt; file , @ RequestPart Map &lt; String , String &gt; j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ControllerTests.multipartRequestWithOptionalFi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ControllerTests.multipartRequestWithOption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WrappingFilter.doFilterInternal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ControllerTests.multipartRequestWithOptional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Controller.processMultipartFileArray( @ RequestParam ( required = false ) MultipartFile [ ] file , @ RequestPart ( required = false ) Map &lt; String , String &gt; js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ControllerTests.multipartRequestWr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Controller.processMultipartFileList( @ RequestParam ( required = false ) List &lt; MultipartFile &gt; file , @ RequestPart ( required = false ) Map &lt; String , String &gt; js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Controller.processOptionalFile( @ RequestParam Optional &lt; MultipartFile &gt; file , @ RequestPart Map &lt; String , String &gt;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troller.processMultipartFileViaHttpPut( @ RequestParam ( required = false ) MultipartFile file , @ RequestPart ( required = false ) Map &lt; String , String &gt;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troller.processMultipart( @ RequestPart Map &lt; String , String &gt;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trollerTests.multipartRequestWithOptionalFileList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ControllerTests.multipartRequestWithFileArrayNoMulti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Controller.processPart( @ RequestParam Part part , @ RequestPart Map &lt; String , String &gt;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trollerTests.multipartRequestWithOptionalFile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ControllerTests.multipartRequestWithFi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ControllerTests.multipartRequestWithSingleFile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